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db776" officeooo:paragraph-rsid="001db776"/>
    </style:style>
    <style:style style:name="P2" style:family="paragraph" style:parent-style-name="Title">
      <style:text-properties officeooo:rsid="001db776" officeooo:paragraph-rsid="001db77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Liberation Serif1" fo:font-style="normal" style:font-style-asian="normal" style:font-style-complex="normal"/>
    </style:style>
    <style:style style:name="T4" style:family="text">
      <style:text-properties style:font-name="Liberation Serif" fo:font-style="normal" style:font-style-asian="normal" style:font-style-complex="normal"/>
    </style:style>
    <style:style style:name="T5" style:family="text">
      <style:text-properties style:font-name="Liberation Serif" fo:font-style="normal" fo:background-color="#ffff00" loext:char-shading-value="0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st document</text:p>
      <text:p text:style-name="P1">This is a <text:span text:style-name="T1">test</text:span><text:span text:style-name="T2"> </text:span><text:span text:style-name="T3">δοκυμεντ</text:span><text:span text:style-name="T4"> as </text:span><text:span text:style-name="T3">¥</text:span><text:span text:style-name="T4"> see. </text:span><text:span text:style-name="T5">Bye</text:span><text:span text:style-name="T4">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8T22:39:16.726399480</meta:creation-date>
    <meta:editing-cycles>1</meta:editing-cycles>
    <meta:editing-duration>P0D</meta:editing-duration>
    <meta:document-statistic meta:table-count="0" meta:image-count="0" meta:object-count="0" meta:page-count="1" meta:paragraph-count="2" meta:word-count="11" meta:character-count="51" meta:non-whitespace-character-count="42"/>
    <meta:generator>LibreOffice/4.3.3.2$Linux_X86_64 LibreOffice_project/430m0$Build-2</meta:generator>
  </office:meta>
</office:document-meta>
</file>